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初心者ガイド</text:h>
      <text:p text:style-name="First_20_paragraph">このガイドでは、OpenStreetMapアカウントの取得方法からはじまり、地図の編集方法や地理情報の収集方法など、基本的な情報を順を追って説明します。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次の章に進む</text:p>
      <text:list xml:id="list5295796954473077384" text:style-name="L3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7:14.970864513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118" meta:character-count="343" meta:non-whitespace-character-count="310"/>
    <meta:generator>LibreOffice/4.2.8.2$Linux_X86_64 LibreOffice_project/420m0$Build-2</meta:generator>
  </office:meta>
</office:document-meta>
</file>